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sans-serif" svg:font-family="sans-serif" style:font-family-generic="system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Pie_20_de_20_página">
      <style:paragraph-properties fo:text-align="center" style:justify-single-word="false"/>
    </style:style>
    <style:style style:name="P2" style:family="paragraph" style:parent-style-name="Título_20_2">
      <style:text-properties fo:font-size="11pt" style:font-size-asian="11pt" style:font-size-complex="11pt"/>
    </style:style>
    <style:style style:name="P3" style:family="paragraph" style:parent-style-name="Título_20_2">
      <style:text-properties fo:font-size="8pt" style:font-size-asian="8pt" style:font-size-complex="8pt"/>
    </style:style>
    <style:style style:name="P4" style:family="paragraph" style:parent-style-name="Título_20_2" style:master-page-name="MP0">
      <style:paragraph-properties style:page-number="auto" fo:break-before="page"/>
      <style:text-properties fo:font-size="11pt" style:font-size-asian="11pt" style:font-size-complex="11pt"/>
    </style:style>
    <style:style style:name="P5" style:family="paragraph" style:parent-style-name="Texto_20_independiente_20_2">
      <style:paragraph-properties fo:text-align="justify" style:justify-single-word="false" style:text-autospace="none" style:vertical-align="auto">
        <style:tab-stops>
          <style:tab-stop style:position="-0.66cm"/>
          <style:tab-stop style:position="14.143cm" style:type="right" style:leader-style="solid" style:leader-text="_"/>
        </style:tab-stops>
      </style:paragraph-properties>
      <style:text-properties style:font-name="Courier" fo:font-size="8pt" fo:language="ca" fo:country="ES" style:font-name-asian="TimesNewRomanPSMT" style:font-size-asian="8pt" style:font-name-complex="TimesNewRomanPSMT" style:font-size-complex="8pt" style:language-complex="ca" style:country-complex="ES"/>
    </style:style>
    <style:style style:name="P6" style:family="paragraph" style:parent-style-name="Preformatted_20_Text">
      <style:text-properties style:font-name="Courier" fo:font-size="8pt" style:font-size-asian="8pt" style:font-size-complex="8pt"/>
    </style:style>
    <style:style style:name="P7" style:family="paragraph" style:parent-style-name="Preformatted_20_Text">
      <style:text-properties fo:font-size="8pt" style:font-size-asian="8pt" style:font-size-complex="8pt"/>
    </style:style>
    <style:style style:name="P8" style:family="paragraph" style:parent-style-name="Text_20_body">
      <style:text-properties fo:font-size="11pt" style:font-size-asian="11pt" style:font-size-complex="11pt"/>
    </style:style>
    <style:style style:name="P9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Text_20_body" style:list-style-name="L1">
      <style:text-properties fo:font-size="11pt" style:font-size-asian="11pt" style:font-size-complex="11pt"/>
    </style:style>
    <style:style style:name="P11" style:family="paragraph" style:parent-style-name="Text_20_body">
      <style:text-properties fo:color="#0000ff" fo:font-size="11pt" style:font-size-asian="11pt" style:font-size-complex="11pt"/>
    </style:style>
    <style:style style:name="P12" style:family="paragraph" style:parent-style-name="Text_20_body">
      <style:text-properties style:font-name="Courier" fo:font-size="8pt" style:font-size-asian="8pt" style:font-size-complex="8pt"/>
    </style:style>
    <style:style style:name="P13" style:family="paragraph" style:parent-style-name="Text_20_body">
      <style:text-properties style:font-name="Courier" fo:font-size="7pt" style:font-size-asian="7pt" style:font-size-complex="7pt"/>
    </style:style>
    <style:style style:name="P14" style:family="paragraph" style:parent-style-name="Text_20_body">
      <style:text-properties fo:font-size="8pt" style:font-size-asian="8pt" style:font-size-complex="8pt"/>
    </style:style>
    <style:style style:name="P15" style:family="paragraph" style:parent-style-name="Text_20_body">
      <style:text-properties fo:font-size="7pt" style:font-size-asian="7pt" style:font-size-complex="7pt"/>
    </style:style>
    <style:style style:name="P16" style:family="paragraph" style:parent-style-name="Text_20_body" style:list-style-name="L1">
      <style:paragraph-properties fo:margin-top="0.113cm" fo:margin-bottom="0cm" loext:contextual-spacing="false"/>
      <style:text-properties fo:font-size="11pt" style:font-size-asian="11pt" style:font-size-complex="11pt"/>
    </style:style>
    <style:style style:name="P17" style:family="paragraph" style:parent-style-name="Text_20_body">
      <style:paragraph-properties fo:margin-left="1.021cm" fo:margin-right="0cm" fo:text-indent="-1.016cm" style:auto-text-indent="false">
        <style:tab-stops/>
      </style:paragraph-properties>
      <style:text-properties style:font-name="Courier" fo:font-size="7pt" style:font-size-asian="7pt" style:font-size-complex="7pt"/>
    </style:style>
    <style:style style:name="P18" style:family="paragraph" style:parent-style-name="Text_20_body">
      <style:paragraph-properties fo:margin-left="1.021cm" fo:margin-right="0cm" fo:text-indent="-1.016cm" style:auto-text-indent="false">
        <style:tab-stops/>
      </style:paragraph-properties>
      <style:text-properties fo:font-size="8pt" style:font-size-asian="8pt" style:font-size-complex="8pt"/>
    </style:style>
    <style:style style:name="P1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7pt" style:font-size-asian="7pt" style:font-size-complex="7pt"/>
    </style:style>
    <style:style style:name="T1" style:family="text">
      <style:text-properties fo:color="#0000ff"/>
    </style:style>
    <style:style style:name="T2" style:family="text">
      <style:text-properties fo:color="#0000ff" fo:font-size="11pt" style:font-size-asian="11pt" style:font-size-complex="11pt"/>
    </style:style>
    <style:style style:name="T3" style:family="text">
      <style:text-properties style:font-name="Courier"/>
    </style:style>
    <style:style style:name="T4" style:family="text">
      <style:text-properties style:font-name="Courier" fo:font-size="8pt" style:font-name-asian="Helvetica" style:font-size-asian="8pt" style:font-name-complex="Helvetica" style:font-size-complex="8pt"/>
    </style:style>
    <style:style style:name="T5" style:family="text">
      <style:text-properties style:font-name="Courier" fo:font-size="8pt" style:font-size-asian="8pt" style:font-size-complex="8pt"/>
    </style:style>
    <style:style style:name="T6" style:family="text">
      <style:text-properties style:font-name="Courier" fo:font-size="7pt" style:font-size-asian="7pt" style:font-size-complex="7pt"/>
    </style:style>
    <style:style style:name="T7" style:family="text">
      <style:text-properties style:font-name="Courier" fo:font-size="7pt" style:font-name-asian="Helvetica" style:font-size-asian="7pt" style:font-name-complex="Helvetica" style:font-size-complex="7pt"/>
    </style:style>
    <style:style style:name="T8" style:family="text">
      <style:text-properties style:font-name="Courier" style:font-name-asian="Helvetica" style:font-name-complex="Helvetica"/>
    </style:style>
    <style:style style:name="T9" style:family="text">
      <style:text-properties style:font-name="Courier" fo:font-size="11pt" style:font-name-asian="Helvetica" style:font-size-asian="11pt" style:font-name-complex="Helvetica" style:font-size-complex="11pt"/>
    </style:style>
    <style:style style:name="T10" style:family="text">
      <style:text-properties style:font-name="Courier" fo:font-size="11pt" style:font-size-asian="11pt" style:font-size-complex="11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7pt" style:font-size-asian="7pt" style:font-size-complex="7pt"/>
    </style:style>
    <text:list-style style:name="L1">
      <text:list-level-style-bullet text:level="1" text:style-name="WW_5f_CharLFO1LVL1" text:bullet-char="•">
        <style:list-level-properties text:space-before="0.748cm" text:min-label-width="0.499cm"/>
        <style:text-properties style:font-name="OpenSymbol"/>
      </text:list-level-style-bullet>
      <text:list-level-style-bullet text:level="2" text:style-name="WW_5f_CharLFO1LVL2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WW_5f_CharLFO1LVL3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WW_5f_CharLFO1LVL4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WW_5f_CharLFO1LVL5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WW_5f_CharLFO1LVL6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WW_5f_CharLFO1LVL7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WW_5f_CharLFO1LVL8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WW_5f_CharLFO1LVL9" text:bullet-char="•">
        <style:list-level-properties text:space-before="10.725cm" text:min-label-width="0.499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Exercici 01</text:h>
      <text:p text:style-name="P8">Escriu un programa que te demani paraules i les guardi en una llista. Per a terminar d'introduir paraules, simplement pitja Enter. El programa termina escribint la llista de paraules.</text:p>
      <text:p text:style-name="Text_20_body"><text:span text:style-name="Fuente_20_de_20_párrafo_20_predeter."><text:span text:style-name="T2">Escriu una paraula:</text:span></text:span><text:span text:style-name="T11"> viaje</text:span></text:p>
      <text:p text:style-name="Text_20_body"><text:span text:style-name="Fuente_20_de_20_párrafo_20_predeter."><text:span text:style-name="T2">Escriu més paraules:</text:span></text:span><text:span text:style-name="T11"> aventura</text:span></text:p>
      <text:p text:style-name="Text_20_body"><text:span text:style-name="Fuente_20_de_20_párrafo_20_predeter."><text:span text:style-name="T2">Escriu més paraules:</text:span></text:span><text:span text:style-name="T11"> tebeo</text:span></text:p>
      <text:p text:style-name="P11">Escriu més paraules:</text:p>
      <text:p text:style-name="P8"><text:span text:style-name="T1">Las paraules que has escrit són ['viaje', 'aventura', 'tebeo']</text:span></text:p>
      <text:p text:style-name="P12">#Exercici 1</text:p>
      <text:p text:style-name="P12">llista = []</text:p>
      <text:p text:style-name="P12">paraula = ''</text:p>
      <text:p text:style-name="P12">paraula = str(raw_input("Escriu una paraula: "))</text:p>
      <text:p text:style-name="P12">while paraula &lt;&gt; "":</text:p>
      <text:p text:style-name="P12"><text:s text:c="4"/>llista.append(paraula)</text:p>
      <text:p text:style-name="P12"><text:s text:c="4"/>paraula = str(raw_input("Escriu mes paraules: "))</text:p>
      <text:p text:style-name="P12"/>
      <text:p text:style-name="P12">print "Les paraules que has escrit son ",</text:p>
      <text:p text:style-name="P12">print llista</text:p>
      <text:h text:style-name="P2" text:outline-level="2">Exercici 02</text:h>
      <text:p text:style-name="P8">Escriu un programa que te demani nombres i els guardi en una llista. Per a terminar d'introduir nombres, simplement pitja Enter. El programa termina escrivint la llista de nombres.</text:p>
      <text:p text:style-name="Text_20_body"><text:span text:style-name="Fuente_20_de_20_párrafo_20_predeter."><text:span text:style-name="T2">Escriu un nombre:</text:span></text:span><text:span text:style-name="T11"> 14</text:span></text:p>
      <text:p text:style-name="Text_20_body"><text:span text:style-name="Fuente_20_de_20_párrafo_20_predeter."><text:span text:style-name="T2">Escriu un altre nombre:</text:span></text:span><text:span text:style-name="T11"> 123</text:span></text:p>
      <text:p text:style-name="Text_20_body"><text:span text:style-name="Fuente_20_de_20_párrafo_20_predeter."><text:span text:style-name="T2">Escriu un altre nombre:</text:span></text:span><text:span text:style-name="T11"> -25</text:span></text:p>
      <text:p text:style-name="Text_20_body"><text:span text:style-name="Fuente_20_de_20_párrafo_20_predeter."><text:span text:style-name="T2">Escriu un altre nombre:</text:span></text:span><text:span text:style-name="T11"> 123</text:span></text:p>
      <text:p text:style-name="P11">Escriu un altre nombre:</text:p>
      <text:p text:style-name="P11">Els nombres que has escrit són [14, 123, -25, 123]</text:p>
      <text:p text:style-name="P14"><text:span text:style-name="T3">#Exercici 2</text:span></text:p>
      <text:p text:style-name="P12">llista = []</text:p>
      <text:p text:style-name="P12">entrada = "" #guard els nombres com string i despres us int per afegir a</text:p>
      <text:p text:style-name="P12">#llista per no tenir problemes en pulsar enter per acabar</text:p>
      <text:p text:style-name="P12">entrada = str(raw_input("Escriu un nombre: "))</text:p>
      <text:p text:style-name="P12">while entrada &lt;&gt; "":</text:p>
      <text:p text:style-name="P12"><text:s text:c="4"/>llista.append(int(entrada))</text:p>
      <text:p text:style-name="P12"><text:s text:c="4"/>entrada = str(raw_input("Escriu un altre nombre: "))</text:p>
      <text:p text:style-name="P12">print "Els nombres que has escrit son ",</text:p>
      <text:p text:style-name="P12">print llista</text:p>
      <text:h text:style-name="P2" text:outline-level="2">Exercici 03</text:h>
      <text:p text:style-name="P8">Escriu un programa que demani notes i les guardi en una llista. Per a terminar d'introduir notes, escriu una nota que no estigui entre 0 i 10. El programa termina escrivint la llista de notes.</text:p>
      <text:p text:style-name="Text_20_body"><text:span text:style-name="Fuente_20_de_20_párrafo_20_predeter."><text:span text:style-name="T2">Escriu una nota:</text:span></text:span><text:span text:style-name="T11"> 7.5</text:span></text:p>
      <text:p text:style-name="Text_20_body"><text:soft-page-break/><text:span text:style-name="Fuente_20_de_20_párrafo_20_predeter."><text:span text:style-name="T2">Escriu una nota:</text:span></text:span><text:span text:style-name="T11"> 0</text:span></text:p>
      <text:p text:style-name="Text_20_body"><text:span text:style-name="Fuente_20_de_20_párrafo_20_predeter."><text:span text:style-name="T2">Escriu una nota:</text:span></text:span><text:span text:style-name="T11"> 10</text:span></text:p>
      <text:p text:style-name="Text_20_body"><text:span text:style-name="Fuente_20_de_20_párrafo_20_predeter."><text:span text:style-name="T2">Escriu una nota:</text:span></text:span><text:span text:style-name="T11"> -1</text:span></text:p>
      <text:p text:style-name="P11">Las notas que has escrit són [7.5, 0.0, 10.0]</text:p>
      <text:p text:style-name="P14"><text:span text:style-name="T3">#exercici 3</text:span></text:p>
      <text:p text:style-name="P12">llista = []</text:p>
      <text:p text:style-name="P12">nota = 0 #variable per emmagatzemar les notes que va ficant l'usuari</text:p>
      <text:p text:style-name="P12">nota = int(raw_input("Escriu una nota: "))</text:p>
      <text:p text:style-name="P12">while nota &gt;= 0 and nota&lt;=10:</text:p>
      <text:p text:style-name="P12"><text:s text:c="4"/>llista.append(nota)</text:p>
      <text:p text:style-name="P12"><text:s text:c="4"/>nota = int(raw_input("Escriu una nota: "))</text:p>
      <text:p text:style-name="P12">print "Les notes que has escrit son ",</text:p>
      <text:p text:style-name="P12">print llista</text:p>
      <text:h text:style-name="P2" text:outline-level="2">Exercici 04</text:h>
      <text:p text:style-name="P9">Escriu un programa que te demani dos nombres, de manera que el segon sigui major que el primer. El programa termina escrivint els dos nombre tal i com es demana.</text:p>
      <text:p text:style-name="Text_20_body"><text:span text:style-name="Fuente_20_de_20_párrafo_20_predeter."><text:span text:style-name="T2">Escriu un nombre:</text:span></text:span><text:span text:style-name="T11"> 6</text:span></text:p>
      <text:p text:style-name="Text_20_body"><text:span text:style-name="Fuente_20_de_20_párrafo_20_predeter."><text:span text:style-name="T2">Escriu un nombre major que 6:</text:span></text:span><text:span text:style-name="T11"> 6</text:span></text:p>
      <text:p text:style-name="Text_20_body"><text:span text:style-name="Fuente_20_de_20_párrafo_20_predeter."><text:span text:style-name="T2">6 no és major que 6. Torna a ficar un nombre:</text:span></text:span><text:span text:style-name="T11"> 1</text:span></text:p>
      <text:p text:style-name="Text_20_body"><text:span text:style-name="Fuente_20_de_20_párrafo_20_predeter."><text:span text:style-name="T2">1 no és major que 6. Torna a ficar un nombre:</text:span></text:span><text:span text:style-name="T11"> 8</text:span></text:p>
      <text:p text:style-name="P8"><text:span text:style-name="T1">Els nombres que has escrit són 6 i 8.</text:span></text:p>
      <text:p text:style-name="P5">nombre1 = 0</text:p>
      <text:p text:style-name="P5">nombre2 = 0</text:p>
      <text:p text:style-name="P5"/>
      <text:p text:style-name="P5">print("Escriu un nombre: ")</text:p>
      <text:p text:style-name="P5">nombre1 = int(raw_input())</text:p>
      <text:p text:style-name="P5">print("Escriu un nombre major que %d: " % nombre1)</text:p>
      <text:p text:style-name="P5"/>
      <text:p text:style-name="P5">while nombre1 &gt;= nombre2:</text:p>
      <text:p text:style-name="P5"><text:s text:c="4"/>nombre2 = int(raw_input())</text:p>
      <text:p text:style-name="P5"><text:s text:c="4"/>if nombre1 &gt;= nombre2:</text:p>
      <text:p text:style-name="P5"><text:s text:c="8"/>print("%d no es major que %d. Torna a ficar un nombre: " % (nombre1, nombre2))</text:p>
      <text:p text:style-name="P5"><text:s text:c="4"/>else:</text:p>
      <text:p text:style-name="P5"><text:s text:c="8"/>print("Els nombres que has escrit son %d i %d." % (nombre1, nombre2))</text:p>
      <text:h text:style-name="P2" text:outline-level="2">Exercici 05</text:h>
      <text:p text:style-name="P9">Escriu un programa que te demani dos nombres cada vegada més grans i els guardi en una llista. Per a terminar d'escriure els nombres, escriu un nombre que no sigui major a l'anterior. El programa termina escribint la llista de nombres.</text:p>
      <text:p text:style-name="Text_20_body"><text:span text:style-name="Fuente_20_de_20_párrafo_20_predeter."><text:span text:style-name="T2">Escriu un nombre:</text:span></text:span><text:span text:style-name="T11"> 6</text:span></text:p>
      <text:p text:style-name="Text_20_body"><text:span text:style-name="Fuente_20_de_20_párrafo_20_predeter."><text:span text:style-name="T2">Escriu un nombre major que 6:</text:span></text:span><text:span text:style-name="T11"> 10</text:span></text:p>
      <text:p text:style-name="Text_20_body"><text:span text:style-name="Fuente_20_de_20_párrafo_20_predeter."><text:span text:style-name="T2">Escriu un nombre major que 10:</text:span></text:span><text:span text:style-name="T11"> 12</text:span></text:p>
      <text:p text:style-name="Text_20_body"><text:span text:style-name="Fuente_20_de_20_párrafo_20_predeter."><text:span text:style-name="T2">Escriu un nombre major que 12:</text:span></text:span><text:span text:style-name="T11"> 25</text:span></text:p>
      <text:p text:style-name="Text_20_body"><text:span text:style-name="Fuente_20_de_20_párrafo_20_predeter."><text:span text:style-name="T2">Escriu un nombre major que 25:</text:span></text:span><text:span text:style-name="T11"> 9</text:span></text:p>
      <text:p text:style-name="P11">Els nombres que has escrit són [6, 10, 12, 25]</text:p>
      <text:p text:style-name="P14"><text:span text:style-name="T3">nombre = 0</text:span></text:p>
      <text:p text:style-name="P12">llista = []</text:p>
      <text:p text:style-name="P12">i = 0</text:p>
      <text:p text:style-name="P12"><text:soft-page-break/>print("Escriu un nombre: ")</text:p>
      <text:p text:style-name="P12">nombre = int(raw_input())</text:p>
      <text:p text:style-name="P12">llista.append(nombre)</text:p>
      <text:p text:style-name="P12">while nombre &gt;= llista[i-1]:</text:p>
      <text:p text:style-name="P12"><text:s text:c="4"/>print("Escriu un nombre major que %d: " % nombre)</text:p>
      <text:p text:style-name="P12"><text:s text:c="4"/>nombre = int(raw_input())</text:p>
      <text:p text:style-name="P12"><text:s text:c="4"/>llista.append(nombre)</text:p>
      <text:p text:style-name="P12"><text:s text:c="4"/>i += 1</text:p>
      <text:p text:style-name="P12">del llista[i]</text:p>
      <text:p text:style-name="P12">print "Els nombres que has escrit son ",</text:p>
      <text:p text:style-name="P12">print llista</text:p>
      <text:h text:style-name="P2" text:outline-level="2">Exercici 06</text:h>
      <text:p text:style-name="P9">Escriu un programa que demani primer dos nombres (màxim i mínim) i que després te demani 2 nombres situats entre ells. Per a terminar d'escriure nombres, escriu un nombre que no sigui comprès entre els dos valors inicials. El programa termina escribint la llista de nombres.</text:p>
      <text:p text:style-name="Text_20_body"><text:span text:style-name="Fuente_20_de_20_párrafo_20_predeter."><text:span text:style-name="T2">Escriu un nombre:</text:span></text:span><text:span text:style-name="T11"> 6</text:span></text:p>
      <text:p text:style-name="Text_20_body"><text:span text:style-name="Fuente_20_de_20_párrafo_20_predeter."><text:span text:style-name="T2">Escriu un nombre major que 6:</text:span></text:span><text:span text:style-name="T11"> 4</text:span></text:p>
      <text:p text:style-name="Text_20_body"><text:span text:style-name="Fuente_20_de_20_párrafo_20_predeter."><text:span text:style-name="T2">4 no és major que 6. Torna-ho a probar:</text:span></text:span><text:span text:style-name="T11"> 50</text:span></text:p>
      <text:p text:style-name="Text_20_body"><text:span text:style-name="Fuente_20_de_20_párrafo_20_predeter."><text:span text:style-name="T2">Escriu un nombre entre 6 i 50:</text:span></text:span><text:span text:style-name="T11"> 45</text:span></text:p>
      <text:p text:style-name="Text_20_body"><text:span text:style-name="Fuente_20_de_20_párrafo_20_predeter."><text:span text:style-name="T2">Escriu un altre nombre entre 6 i 50:</text:span></text:span><text:span text:style-name="T11"> 13</text:span></text:p>
      <text:p text:style-name="Text_20_body"><text:span text:style-name="Fuente_20_de_20_párrafo_20_predeter."><text:span text:style-name="T2">Escriu un altre nombre entre 6 i 50:</text:span></text:span><text:span text:style-name="T11"> 4</text:span></text:p>
      <text:p text:style-name="P11">Els nombres situats entre 6 i 50 que has escrit són [45, 13]</text:p>
      <text:p text:style-name="P14"><text:span text:style-name="T3">#Exercici 6</text:span></text:p>
      <text:p text:style-name="P12">nombre1 = 0</text:p>
      <text:p text:style-name="P12">nombre2 = 0</text:p>
      <text:p text:style-name="P12">nombre3 = 0</text:p>
      <text:p text:style-name="P12">llista = []</text:p>
      <text:p text:style-name="P12">nombre1 = int(raw_input("Escriu un nombre: "))</text:p>
      <text:p text:style-name="P12">nombre2 = int(raw_input("Escriu un nombre major que %d: " % nombre1))</text:p>
      <text:p text:style-name="P12">while nombre1 &gt;= nombre2:</text:p>
      <text:p text:style-name="P12"><text:s text:c="4"/>nombre2 = int(raw_input("%d no es major que %d. Torna-ho a probar: " % (nombre2, nombre1)))</text:p>
      <text:p text:style-name="P12">nombre3 = int(raw_input("Escriu un nombre entre %d i %d: " % (nombre1, nombre2)))</text:p>
      <text:p text:style-name="P12">while nombre1 &lt; nombre3 and nombre2 &gt; nombre3:</text:p>
      <text:p text:style-name="P12"><text:s text:c="4"/>llista.append(nombre3)</text:p>
      <text:p text:style-name="P12"><text:s text:c="4"/>nombre3 = int(raw_input("Escriu un altre nombre entre %d i %d: " % (nombre1, nombre2)))</text:p>
      <text:p text:style-name="P12">print "Els nombres que has escrit situats entre %d i %d son " % (nombre1, nombre2),</text:p>
      <text:p text:style-name="P12">print llista</text:p>
      <text:h text:style-name="P2" text:outline-level="2">Exercici 07</text:h>
      <text:p text:style-name="P8">Escriu un programa que demani un nombre (límit) i després et demani nombres fins a què la suma dels nombres introduits superi un nombre inicial. El programa termina escribint la llista de nombres.</text:p>
      <text:p text:style-name="Text_20_body"><text:span text:style-name="Fuente_20_de_20_párrafo_20_predeter."><text:span text:style-name="T2">Escriu el límit:</text:span></text:span><text:span text:style-name="T11"> 50</text:span></text:p>
      <text:p text:style-name="Text_20_body"><text:span text:style-name="Fuente_20_de_20_párrafo_20_predeter."><text:span text:style-name="T2">Escriu un valor:</text:span></text:span><text:span text:style-name="T11"> 10</text:span></text:p>
      <text:p text:style-name="Text_20_body"><text:span text:style-name="Fuente_20_de_20_párrafo_20_predeter."><text:span text:style-name="T2">Escriu un altre valor:</text:span></text:span><text:span text:style-name="T11"> 25</text:span></text:p>
      <text:p text:style-name="Text_20_body"><text:soft-page-break/><text:span text:style-name="Fuente_20_de_20_párrafo_20_predeter."><text:span text:style-name="T2">Escriu un altre valor:</text:span></text:span><text:span text:style-name="T11"> 7</text:span></text:p>
      <text:p text:style-name="Text_20_body"><text:span text:style-name="Fuente_20_de_20_párrafo_20_predeter."><text:span text:style-name="T2">Escriu un altre valor:</text:span></text:span><text:span text:style-name="T11"> 14</text:span></text:p>
      <text:p text:style-name="P11">El límit a superar és 50. La llista creada és [10, 25, 7, 14]</text:p>
      <text:p text:style-name="P14"><text:span text:style-name="T3">#Exercici 7</text:span></text:p>
      <text:p text:style-name="P12">nombre1 = 0</text:p>
      <text:p text:style-name="P12">suma = 0</text:p>
      <text:p text:style-name="P12">nombre2 = 0</text:p>
      <text:p text:style-name="P12">llista = []</text:p>
      <text:p text:style-name="P12">nombre1 = int(raw_input("Escriu el limit: "))</text:p>
      <text:p text:style-name="P12">nombre2 = int(raw_input("Escriu un valor: " ))</text:p>
      <text:p text:style-name="P12">suma = nombre2</text:p>
      <text:p text:style-name="P12">while suma &lt;= nombre1:</text:p>
      <text:p text:style-name="P12"><text:s text:c="4"/>llista.append(nombre2)</text:p>
      <text:p text:style-name="P12"><text:s text:c="4"/>nombre2 = int(raw_input("Escriu un altre valor: "))</text:p>
      <text:p text:style-name="P12"><text:s text:c="4"/>suma = suma + nombre2</text:p>
      <text:p text:style-name="P12">llista.append(nombre2)</text:p>
      <text:p text:style-name="P12">print "El limit a superar es %d. La llista creada es: " % (nombre1),</text:p>
      <text:p text:style-name="P12">print llista</text:p>
      <text:h text:style-name="P2" text:outline-level="2">Exercici 08</text:h>
      <text:p text:style-name="P8">Escriu un programa que et demani primer un nombre i després et demani nombres fins a què la suma dels nombres introduïts coincideixi amb el nombre inicial. El programa termina escribint la llista de nombres.</text:p>
      <text:p text:style-name="Text_20_body"><text:span text:style-name="Fuente_20_de_20_párrafo_20_predeter."><text:span text:style-name="T2">Escriu el límit:</text:span></text:span><text:span text:style-name="T11"> 50</text:span></text:p>
      <text:p text:style-name="Text_20_body"><text:span text:style-name="Fuente_20_de_20_párrafo_20_predeter."><text:span text:style-name="T2">Escriu un valor:</text:span></text:span><text:span text:style-name="T11"> 10</text:span></text:p>
      <text:p text:style-name="Text_20_body"><text:span text:style-name="Fuente_20_de_20_párrafo_20_predeter."><text:span text:style-name="T2">Escriu un altre valor:</text:span></text:span><text:span text:style-name="T11"> 45</text:span></text:p>
      <text:p text:style-name="Text_20_body"><text:span text:style-name="Fuente_20_de_20_párrafo_20_predeter."><text:span text:style-name="T2">45 és massa gran. Escriu un altre valor:</text:span></text:span><text:span text:style-name="T11"> 1</text:span></text:p>
      <text:p text:style-name="Text_20_body"><text:span text:style-name="Fuente_20_de_20_párrafo_20_predeter."><text:span text:style-name="T2">Escriu un altre valor:</text:span></text:span><text:span text:style-name="T11"> 39</text:span></text:p>
      <text:p text:style-name="P11">El límit a alcançar és 50. La llista creada és [10, 1, 39]</text:p>
      <text:p text:style-name="P14"><text:span text:style-name="T3">#Exercici 8</text:span></text:p>
      <text:p text:style-name="P12">nombre1 = 0</text:p>
      <text:p text:style-name="P12">suma = 0</text:p>
      <text:p text:style-name="P12">nombre2 = 0</text:p>
      <text:p text:style-name="P12">llista = []</text:p>
      <text:p text:style-name="P12">nombre1 = int(raw_input("Escriu el limit: "))</text:p>
      <text:p text:style-name="P12">nombre2 = int(raw_input("Escriu un valor: " ))</text:p>
      <text:p text:style-name="P12">while nombre2 &gt;= nombre1:</text:p>
      <text:p text:style-name="P12"><text:s text:c="4"/>nombre2 = int(raw_input("%d es major que %d. Torna-ho a probar: " % (nombre1, nombre2))) <text:s text:c="3"/></text:p>
      <text:p text:style-name="P12">suma = nombre2</text:p>
      <text:p text:style-name="P12">while suma &lt;&gt; nombre1:</text:p>
      <text:p text:style-name="P12"><text:s text:c="4"/>llista.append(nombre2)</text:p>
      <text:p text:style-name="P12"><text:s text:c="4"/>nombre2 = int(raw_input("Escriu un altre valor: "))</text:p>
      <text:p text:style-name="P12"><text:s text:c="4"/>while nombre2 + suma &gt; nombre1:</text:p>
      <text:p text:style-name="P12"><text:s text:c="8"/>nombre2 = int(raw_input("%d es massa gran. Escriu un altre valor: " % nombre2))</text:p>
      <text:p text:style-name="P12"><text:s text:c="4"/>suma = suma + nombre2</text:p>
      <text:p text:style-name="P12">llista.append(nombre2)</text:p>
      <text:p text:style-name="P12">print "El limit a alcancar es %d. La llista creada es: " % (nombre1),</text:p>
      <text:p text:style-name="P12"><text:soft-page-break/>print llista</text:p>
      <text:h text:style-name="P2" text:outline-level="2">Exercici 09</text:h>
      <text:p text:style-name="P8">Escriu un programa que et demani noms de persones i els seus números de telèfon. Per a terminar de escriure nombres i numeros s'ha de pulsar Intro quan et demani el nom. El programa termina escribint noms i números de telèfon. Nota: La llista en la que es guarden els noms i números de telèfon és [ [nom1, telef1], [nom2, telef2], [nom3, telef3], etc]</text:p>
      <text:p text:style-name="Text_20_body"><text:span text:style-name="Fuente_20_de_20_párrafo_20_predeter."><text:span text:style-name="T2">Dona'm un nom:</text:span></text:span><text:span text:style-name="T11"> Sergi González</text:span></text:p>
      <text:p text:style-name="Text_20_body"><text:span text:style-name="Fuente_20_de_20_párrafo_20_predeter."><text:span text:style-name="T2">Dona'm el <text:s/>telèfon:</text:span></text:span><text:span text:style-name="T11"> 971971971</text:span></text:p>
      <text:p text:style-name="Text_20_body"><text:span text:style-name="Fuente_20_de_20_párrafo_20_predeter."><text:span text:style-name="T2">Dona'm un nom:</text:span></text:span><text:span text:style-name="T11"> Macarena Gómez</text:span></text:p>
      <text:p text:style-name="Text_20_body"><text:span text:style-name="Fuente_20_de_20_párrafo_20_predeter."><text:span text:style-name="T2">Dona'm el <text:s/>telèfon:</text:span></text:span><text:span text:style-name="T11"> 971999999</text:span></text:p>
      <text:p text:style-name="Text_20_body"><text:span text:style-name="Fuente_20_de_20_párrafo_20_predeter."><text:span text:style-name="T2">Dona'm un nom:</text:span></text:span><text:span text:style-name="T11"> Pasqual Ribot</text:span></text:p>
      <text:p text:style-name="Text_20_body"><text:span text:style-name="Fuente_20_de_20_párrafo_20_predeter."><text:span text:style-name="T2">Dona'm el <text:s/>telèfon:</text:span></text:span><text:span text:style-name="T11"> 666555444</text:span></text:p>
      <text:p text:style-name="P11">Dona'm un nom:</text:p>
      <text:p text:style-name="P11">Els noms i telèfons són:</text:p>
      <text:p text:style-name="P11">Sergi González: 971971971</text:p>
      <text:p text:style-name="P11">Macarena Gómez: 971999999</text:p>
      <text:p text:style-name="P11">Pasqual Ribot: 666555444</text:p>
      <text:p text:style-name="P7"><text:span text:style-name="T3">#Exercici 9</text:span></text:p>
      <text:p text:style-name="P6">nom = "valor inicial"</text:p>
      <text:p text:style-name="P6">telefon = ""</text:p>
      <text:p text:style-name="P6">llista = []</text:p>
      <text:p text:style-name="P6">llista_interna = []</text:p>
      <text:p text:style-name="P6">i = 0</text:p>
      <text:p text:style-name="P6"/>
      <text:p text:style-name="P6">while nom &lt;&gt; "":</text:p>
      <text:p text:style-name="P6"><text:s text:c="4"/>nom = str(raw_input("Dona'm un nom: "))</text:p>
      <text:p text:style-name="P6"><text:s text:c="4"/>if nom &lt;&gt; "":</text:p>
      <text:p text:style-name="P6"><text:s text:c="8"/>llista_interna.append(nom)</text:p>
      <text:p text:style-name="P6"><text:s text:c="8"/>telefon = str(raw_input("Dona'm el telefon: "))</text:p>
      <text:p text:style-name="P6"><text:s text:c="8"/>llista_interna.append(telefon)</text:p>
      <text:p text:style-name="P6"><text:s text:c="8"/>llista.append(llista_interna)</text:p>
      <text:p text:style-name="P6"><text:s text:c="8"/>llista_interna = []</text:p>
      <text:p text:style-name="P6"/>
      <text:p text:style-name="P6"/>
      <text:p text:style-name="P6">print "Els noms i els telefons son: "</text:p>
      <text:p text:style-name="P6">for i in range(0, len(llista)):</text:p>
      <text:p text:style-name="P6"><text:s text:c="4"/>print "%s: %s" % (llista[i][0], llista[i][1])</text:p>
      <text:h text:style-name="P3" text:outline-level="2">Exercici 10</text:h>
      <text:p text:style-name="P8">Escriu un programa que et demani els noms i notes d'alumnes. Si escrius una nota fora de l'interval de 0 a 10, el programa entendrà que no vols introduir més notes d'aquest alumne. Si no escrius el nom, el programa entendrà que no vols introduir més alumnes. Nota: La llista en la que es guarden els noms i notes és [ [nom1, nota1, nota2, etc], [nom2, nota1, nota2, etc], [nom3, nota1, nota2, etc], etc]</text:p>
      <text:p text:style-name="Text_20_body"><text:span text:style-name="Fuente_20_de_20_párrafo_20_predeter."><text:span text:style-name="T2">Dona'm un nom:</text:span></text:span><text:span text:style-name="T11"> Héctor Quiroga</text:span></text:p>
      <text:p text:style-name="Text_20_body"><text:span text:style-name="Fuente_20_de_20_párrafo_20_predeter."><text:span text:style-name="T2">Escriu una nota:</text:span></text:span><text:span text:style-name="T11"> 4</text:span></text:p>
      <text:p text:style-name="Text_20_body"><text:span text:style-name="Fuente_20_de_20_párrafo_20_predeter."><text:span text:style-name="T2">Escriu una altra nota:</text:span></text:span><text:span text:style-name="T11"> 8.5</text:span></text:p>
      <text:p text:style-name="Text_20_body"><text:span text:style-name="Fuente_20_de_20_párrafo_20_predeter."><text:span text:style-name="T2">Escriu una altra nota:</text:span></text:span><text:span text:style-name="T11"> 12</text:span></text:p>
      <text:p text:style-name="Text_20_body"><text:span text:style-name="Fuente_20_de_20_párrafo_20_predeter."><text:span text:style-name="T2">Dona'm un altre nom:</text:span></text:span><text:span text:style-name="T11"> Inés Valls</text:span></text:p>
      <text:p text:style-name="Text_20_body"><text:span text:style-name="Fuente_20_de_20_párrafo_20_predeter."><text:span text:style-name="T2">Escriu una nota:</text:span></text:span><text:span text:style-name="T11"> 7.5</text:span></text:p>
      <text:p text:style-name="Text_20_body"><text:span text:style-name="Fuente_20_de_20_párrafo_20_predeter."><text:span text:style-name="T2">Escriu una altra nota:</text:span></text:span><text:span text:style-name="T11"> 1</text:span></text:p>
      <text:p text:style-name="Text_20_body"><text:span text:style-name="Fuente_20_de_20_párrafo_20_predeter."><text:span text:style-name="T2">Escriu una altra nota:</text:span></text:span><text:span text:style-name="T11"> 2</text:span></text:p>
      <text:p text:style-name="Text_20_body"><text:soft-page-break/><text:span text:style-name="Fuente_20_de_20_párrafo_20_predeter."><text:span text:style-name="T2">Escriu una altra nota:</text:span></text:span><text:span text:style-name="T11"> -5</text:span></text:p>
      <text:p text:style-name="P11">Dona'm un altre nom:</text:p>
      <text:p text:style-name="P11">Les notes dels alumnes són:</text:p>
      <text:p text:style-name="P11">Héctor Quiroga: 4.0 - 8.5</text:p>
      <text:p text:style-name="P11">Inés Valls: 7.5 - 1.0 - 2.0</text:p>
      <text:p text:style-name="P14"><text:span text:style-name="T3">#Exercici 10</text:span></text:p>
      <text:p text:style-name="P12">nom = "valor inicial"</text:p>
      <text:p text:style-name="P12">nota = ""</text:p>
      <text:p text:style-name="P12">llista = []</text:p>
      <text:p text:style-name="P12">llista_interna = []</text:p>
      <text:p text:style-name="P12">i = 0</text:p>
      <text:p text:style-name="P12">j = 0</text:p>
      <text:p text:style-name="P12"/>
      <text:p text:style-name="P12">while nom &lt;&gt; "":</text:p>
      <text:p text:style-name="P12"><text:s text:c="4"/>nom = str(raw_input("Dona'm un nom: "))</text:p>
      <text:p text:style-name="P12"><text:s text:c="4"/>if nom &lt;&gt; "":</text:p>
      <text:p text:style-name="P12"><text:s text:c="8"/>llista_interna.append(nom)</text:p>
      <text:p text:style-name="P12"><text:s text:c="8"/>nota = float(raw_input("Escriu una nota: "))</text:p>
      <text:p text:style-name="P12"><text:s text:c="8"/>while nota &gt;= 0 and nota &lt;= 10:</text:p>
      <text:p text:style-name="P12"><text:s text:c="12"/>llista_interna.append(nota)</text:p>
      <text:p text:style-name="P12"><text:s text:c="12"/>nota = float(raw_input("Escriu una altra nota: "))</text:p>
      <text:p text:style-name="P12"><text:s text:c="8"/>llista.append(llista_interna)</text:p>
      <text:p text:style-name="P12"><text:s text:c="8"/>llista_interna = []</text:p>
      <text:p text:style-name="P12">print "Les notes dels alumnes son: "</text:p>
      <text:p text:style-name="P12">for i in range(0, len(llista)):</text:p>
      <text:p text:style-name="P12"><text:s text:c="4"/>print "%s: " % llista[i][0],</text:p>
      <text:p text:style-name="P12"><text:s text:c="4"/>for j in range(1, len(llista[i])):</text:p>
      <text:p text:style-name="P12"><text:s text:c="8"/>print "%s " % (llista[i][j]),</text:p>
      <text:p text:style-name="P12"><text:s text:c="4"/>print ""</text:p>
      <text:h text:style-name="P2" text:outline-level="2">Exercici 11</text:h>
      <text:p text:style-name="P8">Escriu un programa per a jugar a endivinar un nombre (l'ordinador “pensa” el nombre i l'usuari l'ha d'endevinar). El programa comença demanant entre què nombres està el nombre a endevinar, s'”inventa” un nombre a l'atzar i després l'usuari va probant valors i el programa va decidint si són massa grans o petits. Pista:</text:p>
      <text:p text:style-name="P13">import random</text:p>
      <text:p text:style-name="P13">import time</text:p>
      <text:p text:style-name="P13">random.seed(time.time())</text:p>
      <text:p text:style-name="P13">minim = int(raw_input("Vamor minim: "))</text:p>
      <text:p text:style-name="P13">maxim = int(raw_input("Vamor maxim: "))</text:p>
      <text:p text:style-name="P13">secret = random.randint(minim, maxim)</text:p>
      <text:p text:style-name="Text_20_body"><text:span text:style-name="Fuente_20_de_20_párrafo_20_predeter."><text:span text:style-name="T2">Valor mínim:</text:span></text:span><text:span text:style-name="T11"> 0</text:span></text:p>
      <text:p text:style-name="Text_20_body"><text:span text:style-name="Fuente_20_de_20_párrafo_20_predeter."><text:span text:style-name="T2">Valor màxim:</text:span></text:span><text:span text:style-name="T11"> 100</text:span></text:p>
      <text:p text:style-name="P11">A veure si endevines un nombre sencer entre 0 y 100.</text:p>
      <text:p text:style-name="Text_20_body"><text:span text:style-name="Fuente_20_de_20_párrafo_20_predeter."><text:span text:style-name="T2">Escriu un nombre:</text:span></text:span><text:span text:style-name="T11"> 20</text:span></text:p>
      <text:p text:style-name="Text_20_body"><text:span text:style-name="Fuente_20_de_20_párrafo_20_predeter."><text:span text:style-name="T2">Massa petit! Torna a probar:</text:span></text:span><text:span text:style-name="T11"> 30</text:span></text:p>
      <text:p text:style-name="Text_20_body"><text:soft-page-break/><text:span text:style-name="Fuente_20_de_20_párrafo_20_predeter."><text:span text:style-name="T2">Massa gran! Torna a probar:</text:span></text:span><text:span text:style-name="T11"> 27</text:span></text:p>
      <text:p text:style-name="P8"><text:span text:style-name="T1">Correcte! Ho has intentat 3 vegades.</text:span></text:p>
      <text:p text:style-name="P13">import random</text:p>
      <text:p text:style-name="P13">import time</text:p>
      <text:p text:style-name="P13">random.seed(time.time())</text:p>
      <text:p text:style-name="P13">minim = int(raw_input("Vamor minim: "))</text:p>
      <text:p text:style-name="P13">maxim = int(raw_input("Vamor maxim: "))</text:p>
      <text:p text:style-name="P13">secret = random.randint(minim, maxim)</text:p>
      <text:p text:style-name="P13">entrada = ""</text:p>
      <text:p text:style-name="P13">intents = 1</text:p>
      <text:p text:style-name="P13">print "A veure si endevines un nombre sencer entre %d i %d" % (minim, maxim)</text:p>
      <text:p text:style-name="P13">entrada = int(raw_input("Escriu un nombre: "))</text:p>
      <text:p text:style-name="P13">while entrada != secret:</text:p>
      <text:p text:style-name="P13"><text:s text:c="4"/>intents = intents + 1</text:p>
      <text:p text:style-name="P13"><text:s text:c="4"/>if entrada &gt; secret:</text:p>
      <text:p text:style-name="P13"><text:s text:c="8"/>entrada = int(raw_input("Massa gran! Torna a probar: "))</text:p>
      <text:p text:style-name="P13"><text:s text:c="4"/>else:</text:p>
      <text:p text:style-name="P13"><text:s text:c="8"/>entrada = int(raw_input("Massa petit! Torna a probar: "))</text:p>
      <text:p text:style-name="P13"><text:s text:c="8"/></text:p>
      <text:p text:style-name="P13">print "Correcte! Ho has intentat %d vegades." % intents</text:p>
      <text:h text:style-name="P2" text:outline-level="2">Exercici 12</text:h>
      <text:p text:style-name="P8">Escriu un programa per a jugar a endevinar un nombre (l'usuari pensa un nombre i el programa l'ha d'endevinar). El programa comença demanant entre què nombres està el nombre a endevinar i després intenta endevinar de què nombre es tracta. L'usuari va dient si el nombre que ha dit el programa és menor, major o igual al que s'ha cercat.</text:p>
      <text:p text:style-name="Text_20_body"><text:span text:style-name="Fuente_20_de_20_párrafo_20_predeter."><text:span text:style-name="T2">Valor mínim:</text:span></text:span><text:span text:style-name="T11"> 0</text:span></text:p>
      <text:p text:style-name="Text_20_body"><text:span text:style-name="Fuente_20_de_20_párrafo_20_predeter."><text:span text:style-name="T2">Valor màxim:</text:span></text:span><text:span text:style-name="T11"> 100</text:span></text:p>
      <text:p text:style-name="P11">Pensa un nombre entre 0 y 100 a ver si ho puc endevinar.</text:p>
      <text:p text:style-name="Text_20_body"><text:span text:style-name="Fuente_20_de_20_párrafo_20_predeter."><text:span text:style-name="T2">És 50?:</text:span></text:span><text:span text:style-name="T11"> major</text:span></text:p>
      <text:p text:style-name="Text_20_body"><text:span text:style-name="Fuente_20_de_20_párrafo_20_predeter."><text:span text:style-name="T2">És 75?:</text:span></text:span><text:span text:style-name="T11"> menor</text:span></text:p>
      <text:p text:style-name="Text_20_body"><text:span text:style-name="Fuente_20_de_20_párrafo_20_predeter."><text:span text:style-name="T2">És 62?:</text:span></text:span><text:span text:style-name="T11"> menor</text:span></text:p>
      <text:p text:style-name="Text_20_body"><text:span text:style-name="Fuente_20_de_20_párrafo_20_predeter."><text:span text:style-name="T2">És 56?:</text:span></text:span><text:span text:style-name="T11"> major</text:span></text:p>
      <text:p text:style-name="Text_20_body"><text:span text:style-name="Fuente_20_de_20_párrafo_20_predeter."><text:span text:style-name="T2">És 59?:</text:span></text:span><text:span text:style-name="T11"> igual</text:span></text:p>
      <text:p text:style-name="P11">Gràcies per jugar amb jo</text:p>
      <text:p text:style-name="P8">Pots perfeccionar el programa fent (ampliació per a qui vagi molt sobrat):</text:p>
      <text:list xml:id="list8272012138631637875" text:style-name="L1">
        <text:list-item>
          <text:p text:style-name="P16">que al principi el programa s'asseguri de què el valor màxim és superior al valor mínim.</text:p>
        </text:list-item>
        <text:list-item>
          <text:p text:style-name="P10">Que el programa detecti “trampes”, per exemple, si quan dius “25” li deim”major” i al dir “26” li deim “menor”, el programa ha de dir que estam fent trampes i ha de deixar de jugar amb nosaltres.</text:p>
        </text:list-item>
      </text:list>
      <text:p text:style-name="P15"><text:span text:style-name="T3">#solucio sense el perfeccionament</text:span></text:p>
      <text:p text:style-name="P13">import random</text:p>
      <text:p text:style-name="P13">import time</text:p>
      <text:p text:style-name="P13"/>
      <text:p text:style-name="P13">random.seed(time.time())</text:p>
      <text:p text:style-name="P13"/>
      <text:p text:style-name="P13">minim = int(raw_input("Vamor minim: "))</text:p>
      <text:p text:style-name="P13">maxim = int(raw_input("Vamor maxim: "))</text:p>
      <text:p text:style-name="P13"><text:soft-page-break/>entrada = ""</text:p>
      <text:p text:style-name="P13">endevina = 0</text:p>
      <text:p text:style-name="P13"/>
      <text:p text:style-name="P13">print "Pensa un nombre entre %d i %d a ver si ho puc endevinar." % (minim, maxim)</text:p>
      <text:p text:style-name="P13"/>
      <text:p text:style-name="P13">while entrada != "igual":</text:p>
      <text:p text:style-name="P13"><text:s text:c="4"/>endevina = random.randint(minim, maxim)</text:p>
      <text:p text:style-name="P13"><text:s text:c="4"/>entrada = str(raw_input("Es %d? " % endevina))</text:p>
      <text:p text:style-name="P13"><text:s text:c="4"/>if entrada == "major":</text:p>
      <text:p text:style-name="P13"><text:s text:c="8"/>minim = endevina + 1</text:p>
      <text:p text:style-name="P13"><text:s text:c="4"/>else:</text:p>
      <text:p text:style-name="P13"><text:s text:c="9"/>if entrada == "menor":</text:p>
      <text:p text:style-name="P13"><text:s text:c="12"/>maxim = endevina - 1</text:p>
      <text:p text:style-name="P13"><text:s text:c="12"/></text:p>
      <text:p text:style-name="P13">print "Gracies per jugar amb jo."</text:p>
      <text:h text:style-name="P2" text:outline-level="2">Exercici 13</text:h>
      <text:p text:style-name="P8">Escriu un programa que escrigui un nombre decimal en binari. Com ja sabe, el procediment és anar dividint entre 2 fins a què el quocient sigui 0 i anar guardant els residus en ordre invers. Pots guardar els residus en una llista o en una cadena.</text:p>
      <text:p text:style-name="Text_20_body"><text:span text:style-name="Fuente_20_de_20_párrafo_20_predeter."><text:span text:style-name="T2">Escriu un nombre:</text:span></text:span><text:span text:style-name="T11"> 11</text:span></text:p>
      <text:p text:style-name="Text_20_body"><text:span text:style-name="Fuente_20_de_20_párrafo_20_predeter."><text:span text:style-name="T2">11 en binario s'escriu:</text:span></text:span><text:span text:style-name="T11"> 1 0 1 1</text:span></text:p>
      <text:p text:style-name="Text_20_body"><text:span text:style-name="Fuente_20_de_20_párrafo_20_predeter."><text:span text:style-name="T2">Escriu un nombre:</text:span></text:span><text:span text:style-name="T11"> 200</text:span></text:p>
      <text:p text:style-name="Text_20_body"><text:span text:style-name="Fuente_20_de_20_párrafo_20_predeter."><text:span text:style-name="T2">200 en binario s'escriu:</text:span></text:span><text:span text:style-name="T11"> 1 1 0 0 1 0 0 0</text:span></text:p>
      <text:p text:style-name="Text_20_body"><text:span text:style-name="Fuente_20_de_20_párrafo_20_predeter."><text:span text:style-name="T7">nombre = 0;</text:span></text:span></text:p>
      <text:p text:style-name="Text_20_body"><text:span text:style-name="Fuente_20_de_20_párrafo_20_predeter."><text:span text:style-name="T7">resultat = '';</text:span></text:span></text:p>
      <text:p text:style-name="Text_20_body"><text:span text:style-name="Fuente_20_de_20_párrafo_20_predeter."><text:span text:style-name="T7">nombre = int(raw_input("Escriu un nombre en decimal: "))</text:span></text:span></text:p>
      <text:p text:style-name="Text_20_body"><text:span text:style-name="Fuente_20_de_20_párrafo_20_predeter."><text:span text:style-name="T7">while nombre / 2 &gt;= 1:</text:span></text:span></text:p>
      <text:p text:style-name="Text_20_body"><text:span text:style-name="Fuente_20_de_20_párrafo_20_predeter."><text:span text:style-name="T7"><text:s text:c="2"/>resultat = str(nombre % 2) + resultat</text:span></text:span></text:p>
      <text:p text:style-name="Text_20_body"><text:span text:style-name="Fuente_20_de_20_párrafo_20_predeter."><text:span text:style-name="T7"><text:s text:c="2"/>nombre = nombre /2</text:span></text:span></text:p>
      <text:p text:style-name="Text_20_body"><text:span text:style-name="Fuente_20_de_20_párrafo_20_predeter."><text:span text:style-name="T7">resultat = str(nombre) + resultat</text:span></text:span></text:p>
      <text:p text:style-name="Text_20_body"><text:span text:style-name="Fuente_20_de_20_párrafo_20_predeter."><text:span text:style-name="T7">print resultat</text:span></text:span></text:p>
      <text:h text:style-name="P2" text:outline-level="2">Exercici 14</text:h>
      <text:p text:style-name="P8">Generalitza el programa anterior escrivint un programa que escrigui un nombre decimal en un altre sistema de numeració (de 2 a 10).</text:p>
      <text:p text:style-name="Text_20_body"><text:span text:style-name="Fuente_20_de_20_párrafo_20_predeter."><text:span text:style-name="T2">Escriu un nombre:</text:span></text:span><text:span text:style-name="T11"> 200</text:span></text:p>
      <text:p text:style-name="Text_20_body"><text:span text:style-name="Fuente_20_de_20_párrafo_20_predeter."><text:span text:style-name="T2">En quina base el vols:</text:span></text:span><text:span text:style-name="T11"> 3</text:span></text:p>
      <text:p text:style-name="Text_20_body"><text:span text:style-name="Fuente_20_de_20_párrafo_20_predeter."><text:span text:style-name="T2">200 en base 3 s'escriu:</text:span></text:span><text:span text:style-name="T11"> 2 1 1 0 2</text:span></text:p>
      <text:p text:style-name="Text_20_body"><text:span text:style-name="Fuente_20_de_20_párrafo_20_predeter."><text:span text:style-name="T2">Escriu un nombre:</text:span></text:span><text:span text:style-name="T11"> 300</text:span></text:p>
      <text:p text:style-name="Text_20_body"><text:span text:style-name="Fuente_20_de_20_párrafo_20_predeter."><text:span text:style-name="T2">En quina base els vols:</text:span></text:span><text:span text:style-name="T11"> 5</text:span></text:p>
      <text:p text:style-name="Text_20_body"><text:span text:style-name="Fuente_20_de_20_párrafo_20_predeter."><text:span text:style-name="T2">300 en base 5 s'escriu:</text:span></text:span><text:span text:style-name="T11"> 2 2 0 0</text:span></text:p>
      <text:p text:style-name="P13">nombre = 0;</text:p>
      <text:p text:style-name="P13">base = 0</text:p>
      <text:p text:style-name="P13">resultat = '';</text:p>
      <text:p text:style-name="P13"/>
      <text:p text:style-name="P13">nombre = int(raw_input("Escriu un nombre en decimal: "))</text:p>
      <text:p text:style-name="P13"><text:soft-page-break/>base = int(raw_input("En quina base el vols: "))</text:p>
      <text:p text:style-name="P13">while nombre / base &gt;= 1:</text:p>
      <text:p text:style-name="P13"><text:s text:c="2"/>resultat = str(nombre % base) + resultat</text:p>
      <text:p text:style-name="P13"><text:s text:c="2"/>nombre = nombre / base</text:p>
      <text:p text:style-name="P13">resultat = str(nombre) + resultat</text:p>
      <text:p text:style-name="P13">print resultat</text:p>
      <text:h text:style-name="P2" text:outline-level="2">Exercici 15</text:h>
      <text:p text:style-name="P8">Generalitza encara més el programa anterior escrivint un programa que escrigui un nombre decimal en un altre sistema de numeració (de 2 a 16).</text:p>
      <text:p text:style-name="Text_20_body"><text:span text:style-name="Fuente_20_de_20_párrafo_20_predeter."><text:span text:style-name="T2">Escriu un nombre:</text:span></text:span><text:span text:style-name="T11"> 200</text:span></text:p>
      <text:p text:style-name="Text_20_body"><text:span text:style-name="Fuente_20_de_20_párrafo_20_predeter."><text:span text:style-name="T2">En quina base el vols:</text:span></text:span><text:span text:style-name="T11"> 16</text:span></text:p>
      <text:p text:style-name="Text_20_body"><text:span text:style-name="Fuente_20_de_20_párrafo_20_predeter."><text:span text:style-name="T2">200 en base 16 s'escriu:</text:span></text:span><text:span text:style-name="T11"> C 8</text:span></text:p>
      <text:p text:style-name="Text_20_body"><text:span text:style-name="Fuente_20_de_20_párrafo_20_predeter."><text:span text:style-name="T2">Escriu un nombre:</text:span></text:span><text:span text:style-name="T11"> 7219</text:span></text:p>
      <text:p text:style-name="Text_20_body"><text:span text:style-name="Fuente_20_de_20_párrafo_20_predeter."><text:span text:style-name="T2">En quina base el vols:</text:span></text:span><text:span text:style-name="T11"> 14</text:span></text:p>
      <text:p text:style-name="Text_20_body"><text:span text:style-name="Fuente_20_de_20_párrafo_20_predeter."><text:span text:style-name="T2">7219 en base 14 s'escriu:</text:span></text:span><text:span text:style-name="T11"> 2 8 B 9</text:span></text:p>
      <text:p text:style-name="P19"><text:span text:style-name="T3">#nota: l'if llarg que es repeteix s'hauria de ficar en una funcio</text:span></text:p>
      <text:p text:style-name="P17">#<text:tab/><text:tab/>que despres se faria servir. Pero el concepte de funcio</text:p>
      <text:p text:style-name="P17">#<text:tab/><text:tab/>encara no l'hem vist...</text:p>
      <text:p text:style-name="P17">nombre = 0;</text:p>
      <text:p text:style-name="P17">base = 0</text:p>
      <text:p text:style-name="P17">resultat = '';</text:p>
      <text:p text:style-name="P17">tempdiv = ''</text:p>
      <text:p text:style-name="P17"/>
      <text:p text:style-name="P17">nombre = int(raw_input('Escriu un nombre en decimal: '))</text:p>
      <text:p text:style-name="P17">base = int(raw_input('En quina base el vols: '))</text:p>
      <text:p text:style-name="P17"/>
      <text:p text:style-name="P17">while nombre / base &gt;= 1:</text:p>
      <text:p text:style-name="P17"><text:s text:c="4"/>if base &gt; 10:</text:p>
      <text:p text:style-name="P17"><text:s text:c="8"/>if nombre % base == 10:</text:p>
      <text:p text:style-name="P17"><text:s text:c="12"/>tempdiv = 'A'</text:p>
      <text:p text:style-name="P17"><text:s text:c="8"/>else:</text:p>
      <text:p text:style-name="P17"><text:s text:c="12"/>if nombre % base == 11:</text:p>
      <text:p text:style-name="P17"><text:s text:c="16"/>tempdiv = 'B'</text:p>
      <text:p text:style-name="P17"><text:s text:c="12"/>else:</text:p>
      <text:p text:style-name="P17"><text:s text:c="16"/>if nombre % base == 12:</text:p>
      <text:p text:style-name="P17"><text:s text:c="20"/>tempdiv = 'C'</text:p>
      <text:p text:style-name="P17"><text:s text:c="16"/>else:</text:p>
      <text:p text:style-name="P17"><text:s text:c="20"/>if nombre % base == 13:</text:p>
      <text:p text:style-name="P17"><text:s text:c="24"/>tempdiv = 'D'</text:p>
      <text:p text:style-name="P17"><text:s text:c="20"/>else:</text:p>
      <text:p text:style-name="P17"><text:s text:c="24"/>if nombre % base == 14:</text:p>
      <text:p text:style-name="P17"><text:s text:c="28"/>tempdiv = 'E'</text:p>
      <text:p text:style-name="P17"><text:s text:c="24"/>else:</text:p>
      <text:p text:style-name="P17"><text:s text:c="28"/>if nombre % base == 15:</text:p>
      <text:p text:style-name="P17"><text:s text:c="32"/>tempdiv = 'F'</text:p>
      <text:p text:style-name="P17"><text:s text:c="4"/>else:</text:p>
      <text:p text:style-name="P17"><text:s text:c="8"/>tempdiv = str(nombre % base)</text:p>
      <text:p text:style-name="P17"><text:s text:c="4"/>resultat = tempdiv + resultat</text:p>
      <text:p text:style-name="P17"><text:soft-page-break/><text:s text:c="4"/>nombre = nombre / base</text:p>
      <text:p text:style-name="P17">if base &gt; 10:</text:p>
      <text:p text:style-name="P17"><text:s text:c="4"/>if nombre % base == 10:</text:p>
      <text:p text:style-name="P17"><text:s text:c="8"/>tempdiv = 'A'</text:p>
      <text:p text:style-name="P17"><text:s text:c="4"/>else:</text:p>
      <text:p text:style-name="P17"><text:s text:c="8"/>if nombre % base == 11:</text:p>
      <text:p text:style-name="P17"><text:s text:c="12"/>tempdiv = 'B'</text:p>
      <text:p text:style-name="P17"><text:s text:c="8"/>else:</text:p>
      <text:p text:style-name="P17"><text:s text:c="12"/>if nombre % base == 12:</text:p>
      <text:p text:style-name="P17"><text:s text:c="16"/>tempdiv = 'C'</text:p>
      <text:p text:style-name="P17"><text:s text:c="12"/>else:</text:p>
      <text:p text:style-name="P17"><text:s text:c="16"/>if nombre % base == 13:</text:p>
      <text:p text:style-name="P17"><text:s text:c="20"/>tempdiv = 'D'</text:p>
      <text:p text:style-name="P17"><text:s text:c="16"/>else:</text:p>
      <text:p text:style-name="P17"><text:s text:c="20"/>if nombre % base == 14:</text:p>
      <text:p text:style-name="P17"><text:s text:c="24"/>tempdiv = 'E'</text:p>
      <text:p text:style-name="P17"><text:s text:c="20"/>else:</text:p>
      <text:p text:style-name="P17"><text:s text:c="24"/>if nombre % base == 15:</text:p>
      <text:p text:style-name="P17"><text:s text:c="28"/>tempdiv = 'F'</text:p>
      <text:p text:style-name="P17">else:</text:p>
      <text:p text:style-name="P17"><text:s text:c="4"/>tempdiv = str(nombre % base)</text:p>
      <text:p text:style-name="P17">resultat = tempdiv <text:s/>+ resultat</text:p>
      <text:p text:style-name="P17">print resultat</text:p>
      <text:h text:style-name="P2" text:outline-level="2">Exercici 11</text:h>
      <text:p text:style-name="P8">Escriu un programa que calculi la descomposició en factors primers un nombre.</text:p>
      <text:p text:style-name="Text_20_body"><text:span text:style-name="Fuente_20_de_20_párrafo_20_predeter."><text:span text:style-name="T2">Escriu un nombre:</text:span></text:span><text:span text:style-name="T11"> 500</text:span></text:p>
      <text:p text:style-name="P8"><text:span text:style-name="T1">500 = <text:s/>2^2x5^3</text:span></text:p>
      <text:p text:style-name="P12">#Exercici 11</text:p>
      <text:p text:style-name="Text_20_body"><text:span text:style-name="Fuente_20_de_20_párrafo_20_predeter."><text:span text:style-name="T5">#http://euitio178.ccu.uniovi.es/wiki/index.php/TP:Descomposici%C3%B3n_en_factores_primos_-_Algoritmos_voraces</text:span></text:span></text:p>
      <text:p text:style-name="P12"/>
      <text:p text:style-name="P12">factor = 2 #factor primer inicial</text:p>
      <text:p text:style-name="P12">contador = 0 #nombre de vegades que apareix cada factor</text:p>
      <text:p text:style-name="P12">n = int(raw_input("Escriu un nombre: ")) #nombre primer</text:p>
      <text:p text:style-name="P12"/>
      <text:p text:style-name="P12">print "%d = " % n,</text:p>
      <text:p text:style-name="P12"/>
      <text:p text:style-name="P12">while n&gt;1:</text:p>
      <text:p text:style-name="P12"><text:s text:c="4"/>contador = 0 #iniciam el contador</text:p>
      <text:p text:style-name="P12"><text:s text:c="4"/>while n % factor == 0:</text:p>
      <text:p text:style-name="P12"><text:s text:c="8"/>contador = contador + 1 #incrementar contador</text:p>
      <text:p text:style-name="P12"><text:s text:c="8"/>n = n / factor #decrementar n</text:p>
      <text:p text:style-name="P12"><text:s text:c="4"/>if contador &gt; 0:</text:p>
      <text:p text:style-name="P12"><text:s text:c="8"/>print "%d^%d" % (factor, contador),</text:p>
      <text:p text:style-name="P12"><text:s text:c="8"/>if n&gt;1:</text:p>
      <text:p text:style-name="P12"><text:s text:c="12"/>print "x",</text:p>
      <text:p text:style-name="P12"><text:s text:c="4"/>factor = factor + 1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sans-serif" svg:font-family="sans-serif" style:font-family-generic="system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Arial Unicode MS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Arial Unicode MS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text-align="justify" style:justify-single-word="false" fo:hyphenation-ladder-count="no-limit"/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wiss" style:font-pitch-asian="variable" style:font-size-asian="18pt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roman" style:font-pitch-asian="fixed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/>
      <style:text-properties fo:font-size="6pt" style:font-size-asian="6pt" fo:hyphenate="false"/>
    </style:style>
    <style:style style:name="Table_20_Contents" style:display-name="Table Contents" style:family="paragraph" style:parent-style-name="Text_20_body" style:class="extra">
      <style:paragraph-properties fo:margin-top="0.109cm" fo:margin-bottom="0.109cm" loext:contextual-spacing="false" fo:text-align="justify" style:justify-single-word="false" fo:hyphenation-ladder-count="no-limit"/>
      <style:text-properties style:font-name="sans-serif" fo:font-family="sans-serif" style:font-family-generic="system" style:font-name-asian="sans-serif" style:font-family-asian="sans-serif" style:font-family-generic-asian="system" style:font-name-complex="sans-serif" style:font-family-complex="sans-serif" style:font-family-generic-complex="system" fo:hyphenate="false"/>
    </style:style>
    <style:style style:name="Text_20_body.idle-resp" style:display-name="Text body.idle-resp" style:family="paragraph" style:parent-style-name="Text_20_body">
      <style:paragraph-properties fo:hyphenation-ladder-count="no-limit"/>
      <style:text-properties fo:color="#0000ff" fo:hyphenate="false"/>
    </style:style>
    <style:style style:name="Preformatted_20_Text" style:display-name="Preformatted Text" style:family="paragraph" style:parent-style-name="Standard" style:class="html">
      <style:paragraph-properties fo:text-align="justify" style:justify-single-word="false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Standard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exto_20_independiente_20_2" style:display-name="Texto independiente 2" style:family="paragraph" style:parent-style-name="Standard">
      <style:paragraph-properties fo:text-align="center" style:justify-single-word="false" fo:hyphenation-ladder-count="no-limit">
        <style:tab-stops>
          <style:tab-stop style:position="0.199cm"/>
          <style:tab-stop style:position="15.002cm" style:type="right" style:leader-style="solid" style:leader-text="_"/>
        </style:tab-stops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size-complex="8pt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ie_20_de_20_página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/>
        <text:p text:style-name="Standard"/>
      </style:header>
      <style:footer>
        <text:p text:style-name="MP1"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_64 LibreOffice_project/8f96e87c890bf8fa77463cd4b640a2312823f3ad</meta:generator>
    <meta:creation-date>2008-11-04T11:52:00Z</meta:creation-date>
    <dc:date>2017-10-25T16:30:50.349000000</dc:date>
    <meta:editing-cycles>25</meta:editing-cycles>
    <meta:editing-duration>PT9H59M41S</meta:editing-duration>
    <meta:document-statistic meta:table-count="0" meta:image-count="0" meta:object-count="0" meta:page-count="10" meta:paragraph-count="413" meta:word-count="2577" meta:character-count="15307" meta:non-whitespace-character-count="12107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